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26in"/>
    </style:style>
    <style:style style:name="co2" style:family="table-column">
      <style:table-column-properties fo:break-before="auto" style:column-width="2.7689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3118in"/>
    </style:style>
    <style:style style:name="co7" style:family="table-column">
      <style:table-column-properties fo:break-before="auto" style:column-width="0.4339in"/>
    </style:style>
    <style:style style:name="co8" style:family="table-column">
      <style:table-column-properties fo:break-before="auto" style:column-width="2.122in"/>
    </style:style>
    <style:style style:name="co9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2.4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Cellular Signal Transduction Mechanisms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pectrochemical measurements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ymmetry, bonding, and molecular shapes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Protein-nucleic acid binding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ev Public Health-America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trategy&amp;Meth-Epidemiology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eterminants-Population Health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Intro to Biostatistics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Epidemiologic Methodology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Quant Meth-Population Health I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Epidemiology-Infect Disease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hemical and statistical thermodynamics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tro Quantum chemistry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tro Measure &amp; Integration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rst Crse in Real Analysis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thematical Statistics I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hry&amp;Appl-Regress&amp;AnalVar I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tro-Statistical Inference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hry&amp;Appl-Regres&amp;Anal VarII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heory of Probability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thematical Statistics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sch Ethics&amp;Career Development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eaching Statistics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thematical Statistics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arge Scale Inference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heory of Probability I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xperimental Design I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atistcl Model Buildng&amp;Learng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nstructional Materials Dev.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ntro-Bayesian Decisn&amp;Cntrl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nalytic Meth in Genetic Epi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heory of Probability I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ools for Reproducible Researc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raphical models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atistical consulting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heory&amp;Methds-Soc Netwk Anlys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Histology and Organology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ross Human Anatomy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Physician as Hlth Activist</text:p>
          </table:table-cell>
          <table:table-cell office:value-type="string" calcext:value-type="string">
            <text:p>S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Patient, Doctor &amp; Society I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omprehensive Human Biochem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onitoring Population Health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 Study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edical Genetics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ourse Topic: Health &amp; Disease in Uganda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eneral Pathology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rin of Human Physiology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Respiratory system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harmacology I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atient, Doctor &amp; Society 3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uroscience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atient, Doctor &amp; Society 2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Infection and Immunity I</text:p>
          </table:table-cell>
          <table:table-cell office:value-type="string" calcext:value-type="string">
            <text:p>BC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Hematology</text:p>
          </table:table-cell>
          <table:table-cell office:value-type="string" calcext:value-type="string">
            <text:p>BC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ardiovascular system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eoplastic diseases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fection and Immunity II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sychiatry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harmacology II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atient, Doctor &amp; Society 4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le/Female Endocrine Sys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astrointestinal/Hepatic Sys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lin Nutr-Hum Hlth&amp;Disease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Renal</text:p>
          </table:table-cell>
          <table:table-cell office:value-type="string" calcext:value-type="string">
            <text:p>BC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hird Year Surgery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rd Yr Primary Care Clrkshp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hird Year Psychiatry</text:p>
          </table:table-cell>
          <table:table-cell office:value-type="string" calcext:value-type="string">
            <text:p>BC</text:p>
          </table:table-cell>
          <table:table-cell table:number-columns-repeated="2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n Int Med-Basic Clrkship</text:p>
          </table:table-cell>
          <table:table-cell office:value-type="string" calcext:value-type="string">
            <text:p>BC</text:p>
          </table:table-cell>
          <table:table-cell table:number-columns-repeated="2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rd Year Obs &amp; Gynecology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rd Year Pediatrics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diatric Subinternship-CSC</text:p>
          </table:table-cell>
          <table:table-cell office:value-type="string" calcext:value-type="string">
            <text:p>BC</text:p>
          </table:table-cell>
          <table:table-cell table:number-columns-repeated="2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bGyn Inpatnt Clrk-LaCrosse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hird Year Anesthesia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en Surg Clerkship-LaCrosse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hild Psych Clerk-Mendota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Req 4th Yr Med Subintrnshp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Radiology Clerkship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ntegrated Cl Neurosci Clrkshp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eceptorship-Woodruff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lin Chem-Newborn-StateLab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undmtls Interntl Hlth-MSC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iseas&amp;Injry Epidem-DivHlth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eneral Pathology Clerk-CSC</text:p>
          </table:table-cell>
          <table:table-cell office:value-type="string" calcext:value-type="string">
            <text:p>AB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IOSTATISTICS I</text:p>
          </table:table-cell>
          <table:table-cell office:value-type="float" office:value="3.7" calcext:value-type="float">
            <text:p>3.7</text:p>
          </table:table-cell>
          <table:table-cell table:number-columns-repeated="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PECIAL TOPICS IN ADV BIOST</text:p>
          </table:table-cell>
          <table:table-cell office:value-type="string" calcext:value-type="string">
            <text:p>CR</text:p>
          </table:table-cell>
          <table:table-cell table:number-columns-repeated="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IOSTAT SMNR</text:p>
          </table:table-cell>
          <table:table-cell office:value-type="string" calcext:value-type="string">
            <text:p>CR</text:p>
          </table:table-cell>
          <table:table-cell table:number-columns-repeated="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TATISTICAL INFERENCE</text:p>
          </table:table-cell>
          <table:table-cell office:value-type="float" office:value="2.9" calcext:value-type="float">
            <text:p>2.9</text:p>
          </table:table-cell>
          <table:table-cell table:number-columns-repeated="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UND CONCEPTS ANLYS</text:p>
          </table:table-cell>
          <table:table-cell office:value-type="float" office:value="3.3" calcext:value-type="float">
            <text:p>3.3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IOSTATISTICS II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PECIAL TOPICS IN ADV BIOST</text:p>
          </table:table-cell>
          <table:table-cell office:value-type="string" calcext:value-type="string">
            <text:p>CR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IOSTAT SMNR</text:p>
          </table:table-cell>
          <table:table-cell office:value-type="string" calcext:value-type="string">
            <text:p>CR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ISTICAL INFERENCE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HEORY OF LINEAR MODELS</text:p>
          </table:table-cell>
          <table:table-cell office:value-type="float" office:value="2.9" calcext:value-type="float">
            <text:p>2.9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PECIAL TOPICS IN ADV BIOST</text:p>
          </table:table-cell>
          <table:table-cell office:value-type="string" calcext:value-type="string">
            <text:p>CR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IOSTAT SMNR</text:p>
          </table:table-cell>
          <table:table-cell office:value-type="string" calcext:value-type="string">
            <text:p>CR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 GEN SEMINAR</text:p>
          </table:table-cell>
          <table:table-cell office:value-type="string" calcext:value-type="string">
            <text:p>CR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DEPNDNT STDY/RSCH</text:p>
          </table:table-cell>
          <table:table-cell office:value-type="string" calcext:value-type="string">
            <text:p>CR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DV APPL LIN MODELS</text:p>
          </table:table-cell>
          <table:table-cell office:value-type="float" office:value="2.9" calcext:value-type="float">
            <text:p>2.9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IOST SMNR</text:p>
          </table:table-cell>
          <table:table-cell office:value-type="string" calcext:value-type="string">
            <text:p>CR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UN CONCEPTS ANLYS</text:p>
          </table:table-cell>
          <table:table-cell office:value-type="float" office:value="3.9" calcext:value-type="float">
            <text:p>3.9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ISTICAL INFERENCE</text:p>
          </table:table-cell>
          <table:table-cell office:value-type="float" office:value="3.4" calcext:value-type="float">
            <text:p>3.4</text:p>
          </table:table-cell>
          <table:table-cell table:number-columns-repeated="21"/>
        </table:table-row>
      </table:table>
      <table:table table:name="grade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GRADUATE STUDIES</text:p>
          </table:table-cell>
          <table:table-cell table:number-columns-repeated="2"/>
          <table:table-cell table:style-name="ce1" office:value-type="string" calcext:value-type="string">
            <text:p>MD STUDIES</text:p>
          </table:table-cell>
          <table:table-cell table:number-columns-repeated="19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Cellular Signal Transduction Mechanisms</text:p>
          </table:table-cell>
          <table:table-cell office:value-type="string" calcext:value-type="string">
            <text:p>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istology and Organology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pectrochemical measurements</text:p>
          </table:table-cell>
          <table:table-cell office:value-type="string" calcext:value-type="string">
            <text:p>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ross Human Anatomy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ymmetry, bonding, and molecular shapes</text:p>
          </table:table-cell>
          <table:table-cell office:value-type="string" calcext:value-type="string">
            <text:p>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hysician as Hlth Activist</text:p>
          </table:table-cell>
          <table:table-cell office:value-type="string" calcext:value-type="string">
            <text:p>S</text:p>
          </table:table-cell>
          <table:table-cell table:number-columns-repeated="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Protein-nucleic acid binding</text:p>
          </table:table-cell>
          <table:table-cell office:value-type="string" calcext:value-type="string">
            <text:p>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atient, Doctor &amp; Society I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ev Public Health-America</text:p>
          </table:table-cell>
          <table:table-cell office:value-type="string" calcext:value-type="string">
            <text:p>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mprehensive Human Biochem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trategy&amp;Meth-Epidemiology</text:p>
          </table:table-cell>
          <table:table-cell office:value-type="string" calcext:value-type="string">
            <text:p>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onitoring Population Health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eterminants-Population Health</text:p>
          </table:table-cell>
          <table:table-cell office:value-type="string" calcext:value-type="string">
            <text:p>AB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dependent Study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Intro to Biostatistics</text:p>
          </table:table-cell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edical Genetics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Epidemiologic Methodology</text:p>
          </table:table-cell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ourse Topic: Health &amp; Disease in Uganda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Quant Meth-Population Health I</text:p>
          </table:table-cell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neral Pathology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Epidemiology-Infect Disease</text:p>
          </table:table-cell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rin of Human Physiology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hemical and statistical thermodynamics</text:p>
          </table:table-cell>
          <table:table-cell office:value-type="string" calcext:value-type="string">
            <text:p>B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spiratory system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tro Quantum chemistry</text:p>
          </table:table-cell>
          <table:table-cell office:value-type="string" calcext:value-type="string">
            <text:p>B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harmacology I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ntro Measure &amp; Integration</text:p>
          </table:table-cell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atient, Doctor &amp; Society 3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rst Crse in Real Analysis</text:p>
          </table:table-cell>
          <table:table-cell office:value-type="string" calcext:value-type="string">
            <text:p>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uroscience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thematical Statistics I</text:p>
          </table:table-cell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atient, Doctor &amp; Society 2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hry&amp;Appl-Regress&amp;AnalVar I</text:p>
          </table:table-cell>
          <table:table-cell office:value-type="string" calcext:value-type="string">
            <text:p>B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fection and Immunity I</text:p>
          </table:table-cell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tro-Statistical Inference</text:p>
          </table:table-cell>
          <table:table-cell office:value-type="string" calcext:value-type="string">
            <text:p>AB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ematology</text:p>
          </table:table-cell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hry&amp;Appl-Regres&amp;Anal VarII</text:p>
          </table:table-cell>
          <table:table-cell office:value-type="string" calcext:value-type="string">
            <text:p>AB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ardiovascular system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heory of Probability</text:p>
          </table:table-cell>
          <table:table-cell office:value-type="string" calcext:value-type="string">
            <text:p>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eoplastic diseases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thematical Statistics</text:p>
          </table:table-cell>
          <table:table-cell office:value-type="string" calcext:value-type="string">
            <text:p>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fection and Immunity II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sch Ethics&amp;Career Development</text:p>
          </table:table-cell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sychiatry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eaching Statistics</text:p>
          </table:table-cell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harmacology II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thematical Statistics</text:p>
          </table:table-cell>
          <table:table-cell office:value-type="string" calcext:value-type="string">
            <text:p>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atient, Doctor &amp; Society 4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arge Scale Inference</text:p>
          </table:table-cell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ale/Female Endocrine Sys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heory of Probability I</text:p>
          </table:table-cell>
          <table:table-cell office:value-type="string" calcext:value-type="string">
            <text:p>C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Gastrointestinal/Hepatic Sys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xperimental Design I</text:p>
          </table:table-cell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lin Nutr-Hum Hlth&amp;Disease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atistcl Model Buildng&amp;Learng</text:p>
          </table:table-cell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nal</text:p>
          </table:table-cell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nstructional Materials Dev.</text:p>
          </table:table-cell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hird Year Surgery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ntro-Bayesian Decisn&amp;Cntrl</text:p>
          </table:table-cell>
          <table:table-cell office:value-type="string" calcext:value-type="string">
            <text:p>A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rd Yr Primary Care Clrkshp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nalytic Meth in Genetic Epi</text:p>
          </table:table-cell>
          <table:table-cell office:value-type="string" calcext:value-type="string">
            <text:p>A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hird Year Psychiatry</text:p>
          </table:table-cell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heory of Probability I</text:p>
          </table:table-cell>
          <table:table-cell office:value-type="string" calcext:value-type="string">
            <text:p>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rin Int Med-Basic Clrkship</text:p>
          </table:table-cell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ools for Reproducible Researc</text:p>
          </table:table-cell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rd Year Obs &amp; Gynecology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raphical models</text:p>
          </table:table-cell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rd Year Pediatrics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atistical consulting</text:p>
          </table:table-cell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ediatric Subinternship-CSC</text:p>
          </table:table-cell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heory&amp;Methds-Soc Netwk Anlys</text:p>
          </table:table-cell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bGyn Inpatnt Clrk-LaCrosse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UNIVERSITY OF WASHINGTON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Third Year Anesthesia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IOSTATISTICS I</text:p>
          </table:table-cell>
          <table:table-cell office:value-type="float" office:value="3.7" calcext:value-type="float">
            <text:p>3.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n Surg Clerkship-LaCrosse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PECIAL TOPICS IN ADV BIOST</text:p>
          </table:table-cell>
          <table:table-cell office:value-type="string" calcext:value-type="string">
            <text:p>C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ild Psych Clerk-Mendota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BIOSTAT SMNR</text:p>
          </table:table-cell>
          <table:table-cell office:value-type="string" calcext:value-type="string">
            <text:p>C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q 4th Yr Med Subintrnshp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TATISTICAL INFERENCE</text:p>
          </table:table-cell>
          <table:table-cell office:value-type="float" office:value="2.9" calcext:value-type="float">
            <text:p>2.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adiology Clerkship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UND CONCEPTS ANLYS</text:p>
          </table:table-cell>
          <table:table-cell office:value-type="float" office:value="3.3" calcext:value-type="float">
            <text:p>3.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tegrated Cl Neurosci Clrkshp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IOSTATISTICS II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receptorship-Woodruff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PECIAL TOPICS IN ADV BIOST</text:p>
          </table:table-cell>
          <table:table-cell office:value-type="string" calcext:value-type="string">
            <text:p>C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lin Chem-Newborn-StateLab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IOSTAT SMNR</text:p>
          </table:table-cell>
          <table:table-cell office:value-type="string" calcext:value-type="string">
            <text:p>C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undmtls Interntl Hlth-MSC</text:p>
          </table:table-cell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ISTICAL INFERENCE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iseas&amp;Injry Epidem-DivHlth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HEORY OF LINEAR MODELS</text:p>
          </table:table-cell>
          <table:table-cell office:value-type="float" office:value="2.9" calcext:value-type="float">
            <text:p>2.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eneral Pathology Clerk-CSC</text:p>
          </table:table-cell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PECIAL TOPICS IN ADV BIOST</text:p>
          </table:table-cell>
          <table:table-cell office:value-type="string" calcext:value-type="string">
            <text:p>CR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IOSTAT SMNR</text:p>
          </table:table-cell>
          <table:table-cell office:value-type="string" calcext:value-type="string">
            <text:p>CR</text:p>
          </table:table-cell>
          <table:table-cell/>
          <table:table-cell table:style-name="ce1" office:value-type="string" calcext:value-type="string">
            <text:p>U. WASHINGTON GRADING: </text:p>
          </table:table-cell>
          <table:table-cell table:number-columns-repeated="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 GEN SEMINAR</text:p>
          </table:table-cell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2.0 to 4.0 by tenths</text:p>
          </table:table-cell>
          <table:table-cell table:number-columns-repeated="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DEPNDNT STDY/RSCH</text:p>
          </table:table-cell>
          <table:table-cell office:value-type="string" calcext:value-type="string">
            <text:p>CR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DV APPL LIN MODELS</text:p>
          </table:table-cell>
          <table:table-cell office:value-type="float" office:value="2.9" calcext:value-type="float">
            <text:p>2.9</text:p>
          </table:table-cell>
          <table:table-cell/>
          <table:table-cell table:style-name="ce1" office:value-type="string" calcext:value-type="string">
            <text:p>U. WISCONSIN GRADING:</text:p>
          </table:table-cell>
          <table:table-cell table:number-columns-repeated="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IOST SMNR</text:p>
          </table:table-cell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C, BC, B, AB, A </text:p>
          </table:table-cell>
          <table:table-cell table:number-columns-repeated="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UN CONCEPTS ANLYS</text:p>
          </table:table-cell>
          <table:table-cell office:value-type="float" office:value="3.9" calcext:value-type="float">
            <text:p>3.9</text:p>
          </table:table-cell>
          <table:table-cell table:number-columns-repeated="2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ISTICAL INFERENCE</text:p>
          </table:table-cell>
          <table:table-cell office:value-type="float" office:value="3.4" calcext:value-type="float">
            <text:p>3.4</text:p>
          </table:table-cell>
          <table:table-cell table:number-columns-repeated="21"/>
        </table:table-row>
        <table:table-row table:style-name="ro1" table:number-rows-repeated="31">
          <table:table-cell table:number-columns-repeated="2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21"/>
        </table:table-row>
        <table:table-row table:style-name="ro1" table:number-rows-repeated="1048470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3T21:00:20.293121945</dc:date>
    <meta:editing-duration>PT4M58S</meta:editing-duration>
    <meta:editing-cycles>1</meta:editing-cycles>
    <meta:document-statistic meta:table-count="2" meta:cell-count="625" meta:object-count="0"/>
    <meta:generator>LibreOffice/6.3.4.2$Linux_X86_64 LibreOffice_project/30$Build-2</meta:generator>
  </office:meta>
</office:document-meta>
</file>